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c2e6" officeooo:paragraph-rsid="001cc2e6"/>
    </style:style>
    <style:style style:name="P2" style:family="paragraph" style:parent-style-name="Standard">
      <style:text-properties officeooo:rsid="001d6f2a" officeooo:paragraph-rsid="001d6f2a"/>
    </style:style>
    <style:style style:name="P3" style:family="paragraph" style:parent-style-name="Standard">
      <style:text-properties style:text-underline-style="solid" style:text-underline-width="auto" style:text-underline-color="font-color" officeooo:rsid="001d9ac2" officeooo:paragraph-rsid="001d9ac2"/>
    </style:style>
    <style:style style:name="P4" style:family="paragraph" style:parent-style-name="Standard">
      <style:text-properties style:text-underline-style="none" officeooo:rsid="001d9ac2" officeooo:paragraph-rsid="001d9ac2"/>
    </style:style>
    <style:style style:name="P5" style:family="paragraph" style:parent-style-name="Standard">
      <style:text-properties style:text-underline-style="none" officeooo:rsid="001ec89c" officeooo:paragraph-rsid="001ec89c"/>
    </style:style>
    <style:style style:name="P6" style:family="paragraph" style:parent-style-name="Standard">
      <style:text-properties style:text-underline-style="none" officeooo:rsid="002012fb" officeooo:paragraph-rsid="002012fb"/>
    </style:style>
    <style:style style:name="T1" style:family="text">
      <style:text-properties officeooo:rsid="0020c7f6"/>
    </style:style>
    <style:style style:name="T2" style:family="text">
      <style:text-properties officeooo:rsid="0021695d"/>
    </style:style>
    <style:style style:name="T3" style:family="text">
      <style:text-properties officeooo:rsid="0022a7e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Jour1</text:p>
      <text:p text:style-name="P2">Analyse en détails du brief</text:p>
      <text:p text:style-name="P2">note poin<text:span text:style-name="T1">ts</text:span> important<text:span text:style-name="T1">s</text:span> de la consigne</text:p>
      <text:p text:style-name="P2">note important , mot clé pour moi</text:p>
      <text:p text:style-name="P1"/>
      <text:p text:style-name="P1"/>
      <text:p text:style-name="P1">J’ai commencé à faire un schéma, en pensant que j’avais fait un schéma de séquence, sauf qu’on dirait plus un schéma d’activité. Je me renseigne donc plus en détails pour pouvoir faire la différence entre les deux genres de schéma et faire un bon schéma de séquence</text:p>
      <text:p text:style-name="P1"/>
      <text:p text:style-name="P1"/>
      <text:p text:style-name="P3">Jour2</text:p>
      <text:p text:style-name="P3"/>
      <text:p text:style-name="P4">difficulté à faire différence entre dia séquence et d’activité</text:p>
      <text:p text:style-name="P4">Je comprend mais quand je fais un schéma de séquence, je fini par faire un schéma d’activité</text:p>
      <text:p text:style-name="P4">Mais je vais regarder <text:span text:style-name="T3">les </text:span>cours et <text:span text:style-name="T3">les </text:span>diagramme <text:span text:style-name="T3">de séquence encore.</text:span></text:p>
      <text:p text:style-name="P4"/>
      <text:p text:style-name="P5">J’ai relut le brief, cela m’a éclaircie un peu plus et j’ai fait une liste sur ce que j’avais à faire pour les diagrammes de séquences.</text:p>
      <text:p text:style-name="P5"/>
      <text:p text:style-name="P6">Les diagramme d’activités sont plus facile à faire pour moi <text:span text:style-name="T2">je vais donc faire des diagrammes d’activités, même si c’est pas forcément l’ordre à suivre mais j’avancerai et je retounerai sur le diagramme de séquences aprè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1T15:48:36.796492759</meta:creation-date>
    <dc:date>2020-07-22T15:03:31.067639238</dc:date>
    <meta:editing-duration>PT45M31S</meta:editing-duration>
    <meta:editing-cycles>8</meta:editing-cycles>
    <meta:generator>LibreOffice/6.4.4.2$Linux_X86_64 LibreOffice_project/40$Build-2</meta:generator>
    <meta:document-statistic meta:table-count="0" meta:image-count="0" meta:object-count="0" meta:page-count="1" meta:paragraph-count="11" meta:word-count="167" meta:character-count="950" meta:non-whitespace-character-count="794"/>
  </office:meta>
</office:document-meta>
</file>